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MYPA001</text:p>
          </table:table-cell>
          <table:table-cell office:value-type="string">
            <text:p>Unicorn</text:p>
          </table:table-cell>
          <table:table-cell office:value-type="string">
            <text:p>Straight to the Point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/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5</text:p>
          </table:table-cell>
          <table:table-cell office:value-type="string">
            <text:p>Woolly Mammoth</text:p>
          </table:table-cell>
          <table:table-cell office:value-type="string">
            <text:p>Mammoth Undertaki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_power</text:p>
          </table:table-cell>
          <table:table-cell office:value-type="string">
            <text:p>&gt;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8</text:p>
          </table:table-cell>
          <table:table-cell office:value-type="string">
            <text:p>Sinocalliopteryx</text:p>
          </table:table-cell>
          <table:table-cell office:value-type="string">
            <text:p>Feeding Tim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7</text:p>
          </table:table-cell>
          <table:table-cell office:value-type="string">
            <text:p>Hadrosaurus</text:p>
          </table:table-cell>
          <table:table-cell office:value-type="string">
            <text:p>Incredible Bul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6</text:p>
          </table:table-cell>
          <table:table-cell office:value-type="string">
            <text:p>Euoplocephalus</text:p>
          </table:table-cell>
          <table:table-cell office:value-type="string">
            <text:p>Broad Face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6</text:p>
          </table:table-cell>
          <table:table-cell office:value-type="string">
            <text:p>Confractosuchus</text:p>
          </table:table-cell>
          <table:table-cell office:value-type="string">
            <text:p>Broken Dinosaur Kill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ot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cateur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08</text:p>
          </table:table-cell>
          <table:table-cell office:value-type="string">
            <text:p>Scimitar Cat</text:p>
          </table:table-cell>
          <table:table-cell office:value-type="string">
            <text:p>Tusk Force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Ra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rity</text:p>
          </table:table-cell>
          <table:table-cell office:value-type="string">
            <text:p>Epi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8</text:p>
          </table:table-cell>
          <table:table-cell office:value-type="string">
            <text:p>Inostrancevia</text:p>
          </table:table-cell>
          <table:table-cell office:value-type="string">
            <text:p>Proto-Mamma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cost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Name</text:p>
          </table:table-cell>
          <table:table-cell office:value-type="string">
            <text:p>Te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0</text:p>
          </table:table-cell>
          <table:table-cell office:value-type="string">
            <text:p>Psephoderma</text:p>
          </table:table-cell>
          <table:table-cell office:value-type="string">
            <text:p>Pebble Skin Protecti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5</text:p>
          </table:table-cell>
          <table:table-cell office:value-type="string">
            <text:p>Oxalaia</text:p>
          </table:table-cell>
          <table:table-cell office:value-type="string">
            <text:p>Spino-Sibling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Name</text:p>
          </table:table-cell>
          <table:table-cell office:value-type="string">
            <text:p>Spinosaurus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13</text:p>
          </table:table-cell>
          <table:table-cell office:value-type="string">
            <text:p>Spinosaurus</text:p>
          </table:table-cell>
          <table:table-cell office:value-type="string">
            <text:p>The Great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5</text:p>
          </table:table-cell>
          <table:table-cell office:value-type="string">
            <text:p>Bothriolepis</text:p>
          </table:table-cell>
          <table:table-cell office:value-type="string">
            <text:p>Extreme Diverse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album</text:p>
          </table:table-cell>
          <table:table-cell office:value-type="string">
            <text:p>&gt;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40</text:p>
          </table:table-cell>
          <table:table-cell office:value-type="string">
            <text:p>Xenacanthus</text:p>
          </table:table-cell>
          <table:table-cell office:value-type="string">
            <text:p>Dorsal Ribbon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v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BB001</text:p>
          </table:table-cell>
          <table:table-cell office:value-type="string">
            <text:p>Teeth</text:p>
          </table:table-cell>
          <table:table-cell office:value-type="string">
            <text:p>Bite Size</text:p>
          </table:table-cell>
          <table:table-cell office:value-type="string">
            <text:p>Science</text:p>
          </table:table-cell>
          <table:table-cell office:value-type="string">
            <text:p>Brilliant Human Body</text:p>
          </table:table-cell>
          <table:table-cell office:value-type="string">
            <text:p>Epic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13</text:p>
          </table:table-cell>
          <table:table-cell office:value-type="string">
            <text:p>Kabwe 1</text:p>
          </table:table-cell>
          <table:table-cell office:value-type="string">
            <text:p>Older than it Looks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tart</text:p>
          </table:table-cell>
          <table:table-cell office:value-type="string">
            <text:p>Cible</text:p>
          </table:table-cell>
          <table:table-cell office:value-type="string">
            <text:p>sel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3-28">28/03/2026</text:date>, <text:time>17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La</meta:initial-creator>
    <meta:creation-date>2026-02-28T20:29:49.65</meta:creation-date>
    <dc:date>2026-03-28T17:28:26.09</dc:date>
    <meta:editing-duration>PT8H39M56S</meta:editing-duration>
    <meta:editing-cycles>33</meta:editing-cycles>
    <meta:generator>OpenOffice/4.1.15$Win32 OpenOffice.org_project/4115m2$Build-9813</meta:generator>
    <meta:document-statistic meta:table-count="1" meta:cell-count="553" meta:object-count="0"/>
  </office:meta>
</office:document-meta>
</file>